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3400b" officeooo:paragraph-rsid="0013bbd4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13bbd4" officeooo:paragraph-rsid="0013bbd4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fo:font-size="14pt" officeooo:rsid="0013400b" officeooo:paragraph-rsid="00160ea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font-size="14pt" officeooo:rsid="0013400b" officeooo:paragraph-rsid="00160ea9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fo:font-size="14pt" officeooo:rsid="0014c17f" officeooo:paragraph-rsid="0014c17f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fo:font-size="14pt" officeooo:rsid="0014105a" officeooo:paragraph-rsid="0014c17f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fo:font-size="14pt" officeooo:rsid="00160ea9" officeooo:paragraph-rsid="00160ea9" style:font-size-asian="14pt" style:font-size-complex="14pt"/>
    </style:style>
    <style:style style:name="P8" style:family="paragraph" style:parent-style-name="Heading_20_2">
      <style:paragraph-properties fo:text-align="end" style:justify-single-word="false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Footer">
      <style:text-properties officeooo:rsid="0016c029" officeooo:paragraph-rsid="0016c029"/>
    </style:style>
    <style:style style:name="T1" style:family="text">
      <style:text-properties officeooo:rsid="0013bbd4"/>
    </style:style>
    <style:style style:name="T2" style:family="text">
      <style:text-properties officeooo:rsid="0014c17f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العوامل الجغرافيه لدوله كندا</text:h>
      <text:p text:style-name="P1"/>
      <text:p text:style-name="P1">كندا البلد الثاني في العالم بعد روسيا وتحتل النصف الشمالي من قارة امريكا الشمالية تقريبا وتمتد من مقاطعه</text:p>
      <text:p text:style-name="P1"><text:s/>نيوفاوندلاند التي تقع علي المحيط الاطلسي شرقا الي كولومبيا البريطانيه علي المحيط الهادئ غربا يبلغ عدد سكان كند <text:span text:style-name="T1">28.902.000 نسمه </text:span></text:p>
      <text:p text:style-name="P2">تكتاز اراضي كندا بالتنوع الشديد فالمناطق الغربيه تتكون من سلاسل جبليه عاليه تنتشر فيها البحيرات والغابات اما في الوسط فتنتشر حقول القمح والحبوب في مناطق يراري كند</text:p>
      <text:p text:style-name="P3"><text:s text:c="5"/><text:span text:style-name="T1">تعد كندا احدي الدول الرئيسيه في العالم لانتاج القمح وقد جعلتلها وفره المياه انتاجيه كبيره من</text:span></text:p>
      <text:p text:style-name="P4"><text:span text:style-name="T1"><text:s/>الطاقه الكهربائيه</text:span></text:p>
      <text:h text:style-name="P8" text:outline-level="2">السطح <text:s/>والمناخ</text:h>
      <text:p text:style-name="P6">السطح: تقع في شمال امريكا الشماليه من شمال المحيط القطبي ومن الجنوب الوالايات المتجده الامريكيه ومن الشرق المحيط الاطلسي ومن الغرب المحيط الهادئ<text:span text:style-name="T2"> </text:span></text:p>
      <text:p text:style-name="P5">.المناخ: شديد البروده في الشمال وبارد في بقيه المناطق</text:p>
      <text:p text:style-name="P7">تعد كندا دولة اتحاديه مولفه من احدي عشر مقاطعة ومن ستت اقاليم وهي <text:s/>الاطلسي-اكوييك-أونتاريو-مقاطعات البراري-كولومبيا البريطانيه-الاقاليم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6c029" officeooo:paragraph-rsid="0016c02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المرجع:الموسوعه العربيه العالميه الطبعه الثانيه1914هجري/ 1999 ميلادي</text:p>
        <text:p text:style-name="MP1">المملكه العربيه السعوديه</text:p>
        <text:p text:style-name="MP1">ص75,76,7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0:53:56.242781517</meta:creation-date>
    <dc:date>2018-10-10T21:43:50.914577478</dc:date>
    <meta:editing-duration>PT17M31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148" meta:character-count="986" meta:non-whitespace-character-count="839"/>
  </office:meta>
</office:document-meta>
</file>